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start="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b80047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7cm" svg:y="15.63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3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3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3" draw:layer="layout" draw:type="lines" draw:line-skew="-0.568cm" svg:x1="13.169cm" svg:y1="12.351cm" svg:x2="11.6cm" svg:y2="12.965cm" draw:start-shape="id1" draw:start-glue-point="14" draw:end-shape="id5" draw:end-glue-point="1" svg:d="M13169 12351h-1069l2 614h-502" svg:viewBox="0 0 1570 615">
          <text:p/>
        </draw:connector>
        <draw:connector draw:style-name="gr7" draw:text-style-name="P3" draw:layer="layout" svg:x1="7.027cm" svg:y1="8.712cm" svg:x2="6.172cm" svg:y2="8.664cm" draw:start-shape="id3" draw:start-glue-point="3" draw:end-shape="id6" draw:end-glue-point="1" svg:d="M7027 8712h-427v-48h-428" svg:viewBox="0 0 856 49">
          <text:p/>
        </draw:connector>
        <draw:connector draw:style-name="gr8" draw:text-style-name="P3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3" draw:layer="layout" svg:x1="10.362cm" svg:y1="11.117cm" svg:x2="8.12cm" svg:y2="11.117cm" draw:start-shape="id2" draw:start-glue-point="4" draw:end-shape="id2" draw:end-glue-point="5" svg:d="M10362 11117v502h-2242v-502" svg:viewBox="0 0 2243 503">
          <text:p/>
        </draw:connector>
        <draw:connector draw:style-name="gr10" draw:text-style-name="P3" draw:layer="layout" svg:x1="15.528cm" svg:y1="16.265cm" svg:x2="9.314cm" svg:y2="13.6cm" draw:start-shape="id7" draw:start-glue-point="3" draw:end-shape="id5" draw:end-glue-point="2" svg:d="M15528 16265h-6214v-2665" svg:viewBox="0 0 6215 2666">
          <text:p/>
        </draw:connector>
        <draw:connector draw:style-name="gr10" draw:text-style-name="P3" draw:layer="layout" draw:line-skew="2.5cm" svg:x1="17.814cm" svg:y1="15.63cm" svg:x2="25.885cm" svg:y2="10.169cm" draw:start-shape="id7" draw:start-glue-point="0" draw:end-shape="id8" draw:end-glue-point="2" svg:d="M17814 15630v-230h8071v-5231" svg:viewBox="0 0 8072 5462">
          <text:p/>
        </draw:connector>
        <draw:connector draw:style-name="gr10" draw:text-style-name="P3" draw:layer="layout" draw:line-skew="0.098cm" svg:x1="26.986cm" svg:y1="16.9cm" svg:x2="7.801cm" svg:y2="13.6cm" draw:start-shape="id9" draw:start-glue-point="2" draw:end-shape="id5" draw:end-glue-point="4" svg:d="M26986 16900v600h-19185v-3900" svg:viewBox="0 0 19186 3901">
          <text:p/>
        </draw:connector>
        <draw:connector draw:style-name="gr10" draw:text-style-name="P3" draw:layer="layout" svg:x1="17.8cm" svg:y1="18.029cm" svg:x2="17.814cm" svg:y2="16.9cm" draw:start-shape="id10" draw:start-glue-point="0" draw:end-shape="id7" draw:end-glue-point="2" svg:d="M17800 18029v-564h14v-565" svg:viewBox="0 0 15 1130">
          <text:p/>
        </draw:connector>
        <draw:connector draw:style-name="gr10" draw:text-style-name="P3" draw:layer="layout" svg:x1="24.7cm" svg:y1="16.265cm" svg:x2="20.1cm" svg:y2="16.265cm" draw:start-shape="id9" draw:start-glue-point="3" draw:end-shape="id7" draw:end-glue-point="1" svg:d="M24700 16265h-4600" svg:viewBox="0 0 4601 1">
          <text:p/>
        </draw:connector>
        <draw:connector draw:style-name="gr10" draw:text-style-name="P3" draw:layer="layout" draw:line-skew="0cm 2.398cm" svg:x1="15.013cm" svg:y1="3.729cm" svg:x2="20.099cm" svg:y2="15.901cm" draw:start-shape="id11" draw:start-glue-point="0" draw:end-shape="id12" draw:end-glue-point="4" svg:d="M15013 3729v-501h7987v12673h-2901" svg:viewBox="0 0 7988 12674">
          <text:p/>
        </draw:connector>
        <draw:connector draw:style-name="gr11" draw:text-style-name="P3" draw:layer="layout" svg:x1="20.099cm" svg:y1="4.969cm" svg:x2="18.698cm" svg:y2="6.24cm" draw:start-shape="id13" draw:start-glue-point="2" draw:end-shape="id1" draw:end-glue-point="16" svg:d="M20099 4969v636h-1401v635" svg:viewBox="0 0 1402 1272">
          <text:p/>
        </draw:connector>
        <draw:connector draw:style-name="gr5" draw:text-style-name="P3" draw:layer="layout" svg:x1="16.2cm" svg:y1="6.24cm" svg:x2="15.013cm" svg:y2="4.999cm" draw:start-shape="id1" draw:start-glue-point="15" draw:end-shape="id11" svg:d="M16200 6240v-620h-1187v-621" svg:viewBox="0 0 1188 1242">
          <text:p/>
        </draw:connector>
        <draw:connector draw:style-name="gr12" draw:text-style-name="P3" draw:layer="layout" svg:x1="12.727cm" svg:y1="4.364cm" svg:x2="9.285cm" svg:y2="6.401cm" draw:start-shape="id11" draw:start-glue-point="3" draw:end-shape="id4" draw:end-glue-point="0" svg:d="M12727 4364h-3442v2037" svg:viewBox="0 0 3443 2038">
          <text:p/>
        </draw:connector>
        <draw:connector draw:style-name="gr9" draw:text-style-name="P3" draw:layer="layout" draw:line-skew="-3.3cm" svg:x1="25.885cm" svg:y1="8.899cm" svg:x2="8.2cm" svg:y2="6.401cm" draw:start-shape="id8" draw:start-glue-point="0" draw:end-shape="id4" draw:end-glue-point="4" svg:d="M25885 8899v-6299h-17685v3801" svg:viewBox="0 0 17686 6300">
          <text:p/>
        </draw:connector>
        <draw:connector draw:style-name="gr11" draw:text-style-name="P3" draw:layer="layout" draw:type="lines" svg:x1="23.599cm" svg:y1="9.534cm" svg:x2="22.148cm" svg:y2="9.542cm" draw:start-shape="id8" draw:start-glue-point="3" draw:end-shape="id1" draw:end-glue-point="1" svg:d="M23599 9534h-501l-449 8h-501" svg:viewBox="0 0 1452 9">
          <text:p/>
        </draw:connector>
        <draw:connector draw:style-name="gr10" draw:text-style-name="P3" draw:layer="layout" svg:x1="26.986cm" svg:y1="15.63cm" svg:x2="26.97cm" svg:y2="10.169cm" draw:start-shape="id9" draw:start-glue-point="0" draw:end-shape="id8" draw:end-glue-point="4" svg:d="M26986 15630v-2730h-16v-2731" svg:viewBox="0 0 17 5462">
          <text:p/>
        </draw:connector>
        <draw:connector draw:style-name="gr11" draw:text-style-name="P3" draw:layer="layout" draw:line-skew="3.481cm" svg:x1="24.4cm" svg:y1="10.169cm" svg:x2="7.001cm" svg:y2="10.799cm" draw:start-shape="id8" draw:start-glue-point="5" draw:end-shape="id2" draw:end-glue-point="6" svg:d="M24400 10169v4931h-17902v-4301h503" svg:viewBox="0 0 17903 4932">
          <text:p/>
        </draw:connector>
        <draw:connector draw:style-name="gr10" draw:text-style-name="P3" draw:layer="layout" draw:line-skew="-0.798cm" svg:x1="6.999cm" svg:y1="10.482cm" svg:x2="15.5cm" svg:y2="18.664cm" draw:start-shape="id2" draw:start-glue-point="3" draw:end-shape="id10" draw:end-glue-point="3" svg:d="M6999 10482h-1299v8182h9800" svg:viewBox="0 0 9801 8183">
          <text:p/>
        </draw:connector>
        <draw:connector draw:style-name="gr10" draw:text-style-name="P3" draw:layer="layout" draw:line-skew="0.381cm" svg:x1="10.899cm" svg:y1="11.117cm" svg:x2="7.601cm" svg:y2="11.117cm" draw:start-shape="id2" draw:start-glue-point="8" draw:end-shape="id2" draw:end-glue-point="9" svg:d="M10899 11117v883h-3298v-883" svg:viewBox="0 0 3299 884">
          <text:p/>
        </draw:connector>
        <draw:custom-shape draw:style-name="gr13" draw:text-style-name="P4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16" draw:id="id16"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5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8" draw:layer="layout" svg:width="5.58cm" svg:height="4.03cm" svg:x="25.1cm" svg:y="19.1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text:p text:style-name="P7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4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4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3" draw:layer="layout" svg:x1="17.8cm" svg:y1="20.23cm" svg:x2="17.8cm" svg:y2="19.299cm" draw:start-shape="id14" draw:start-glue-point="0" draw:end-shape="id10" draw:end-glue-point="2" svg:d="M17800 20230v-931" svg:viewBox="0 0 1 932">
          <text:p/>
        </draw:connector>
        <draw:g>
          <draw:custom-shape draw:style-name="gr1" draw:text-style-name="P2" xml:id="id10" draw:id="id10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9" draw:layer="layout" svg:width="1.018cm" svg:height="0.692cm" svg:x="19.182cm" svg:y="18.008cm">
            <draw:text-box>
              <text:p><text:span text:style-name="T10">KV</text:span></text:p>
            </draw:text-box>
          </draw:frame>
          <draw:frame draw:style-name="gr22" draw:text-style-name="P10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4" draw:id="id14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6.884cm" svg:y="9.806cm">
          <draw:text-box>
            <text:p><text:span text:style-name="T11">XA</text:span></text:p>
          </draw:text-box>
        </draw:frame>
        <draw:g xml:id="id12" draw:id="id12">
          <draw:glue-point draw:id="4" svg:x="5.001cm" svg:y="-2.407cm"/>
          <draw:custom-shape draw:style-name="gr2" draw:text-style-name="P2" xml:id="id7" draw:id="id7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10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10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3" draw:layer="layout" draw:line-skew="-0.428cm 9.998cm" svg:x1="13.901cm" svg:y1="3.729cm" svg:x2="20.1cm" svg:y2="18.664cm" draw:start-shape="id11" draw:start-glue-point="4" draw:end-shape="id10" draw:end-glue-point="1" svg:d="M13901 3729v-929h16699v15864h-10500" svg:viewBox="0 0 16700 15865">
          <text:p/>
        </draw:connector>
        <draw:frame draw:style-name="gr22" draw:text-style-name="P10" draw:layer="layout" svg:width="1.023cm" svg:height="0.692cm" svg:x="6.9cm" svg:y="6.308cm">
          <draw:text-box>
            <text:p><text:span text:style-name="T11">XA</text:span></text:p>
          </draw:text-box>
        </draw:frame>
        <draw:g xml:id="id15" draw:id="id15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5" draw:start-glue-point="0" draw:end-shape="id16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11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ustom-shape draw:style-name="gr15" draw:text-style-name="P4" draw:layer="layout" svg:width="0.3cm" svg:height="0.4cm" svg:x="19.574cm" svg:y="18.68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5-13T07:50:42.301562859</dc:date>
    <meta:editing-duration>PT17H15M12S</meta:editing-duration>
    <meta:editing-cycles>30</meta:editing-cycles>
    <meta:generator>LibreOffice/5.1.2.2$Linux_X86_64 LibreOffice_project/10m0$Build-2</meta:generator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